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7.066cm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85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7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1.65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3.46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5.794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5.7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5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0.7cm" svg:height="3.8cm" svg:x="5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5cm" svg:height="3cm" svg:x="5.6cm" svg:y="5.7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8.5cm" svg:height="3cm" svg:x="4.6cm" svg:y="9.3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7.7cm" svg:height="2.3cm" svg:x="5.2cm" svg:y="12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7.7cm" svg:height="2.3cm" svg:x="5.2cm" svg:y="15.3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35cm" svg:y1="4.9cm" svg:x2="9.85cm" svg:y2="5.7cm" draw:start-shape="id1" draw:start-glue-point="8" draw:end-shape="id2" draw:end-glue-point="5" svg:d="M10350 4900l-500 800" svg:viewBox="0 0 501 801">
          <text:p/>
        </draw:connector>
        <draw:connector draw:style-name="gr4" draw:text-style-name="P2" draw:layer="layout" draw:type="line" svg:x1="8.787cm" svg:y1="8.7cm" svg:x2="8.85cm" svg:y2="9.3cm" draw:start-shape="id2" draw:start-glue-point="7" draw:end-shape="id3" svg:d="M8787 8700l63 600" svg:viewBox="0 0 64 601">
          <text:p/>
        </draw:connector>
        <draw:connector draw:style-name="gr4" draw:text-style-name="P2" draw:layer="layout" draw:type="line" svg:x1="7.787cm" svg:y1="12.3cm" svg:x2="9.05cm" svg:y2="12.7cm" draw:start-shape="id3" draw:start-glue-point="7" draw:end-shape="id4" draw:end-glue-point="0" svg:d="M7787 12300l1263 400" svg:viewBox="0 0 1264 401">
          <text:p/>
        </draw:connector>
        <draw:connector draw:style-name="gr4" draw:text-style-name="P2" draw:layer="layout" draw:type="line" svg:x1="9.05cm" svg:y1="15cm" svg:x2="9.05cm" svg:y2="15.3cm" draw:start-shape="id4" draw:start-glue-point="2" draw:end-shape="id5" svg:d="M9050 15000v300" svg:viewBox="0 0 1 301">
          <text:p/>
        </draw:connector>
        <draw:custom-shape draw:style-name="gr5" draw:text-style-name="P1" xml:id="id6" draw:id="id6" draw:layer="layout" svg:width="4.3cm" svg:height="3.5cm" svg:x="7.5cm" svg:y="18.2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05cm" svg:y1="17.6cm" svg:x2="9.65cm" svg:y2="18.2cm" draw:start-shape="id5" draw:start-glue-point="2" draw:end-shape="id6" svg:d="M9050 17600l600 600" svg:viewBox="0 0 601 601">
          <text:p/>
        </draw:connector>
        <draw:custom-shape draw:style-name="gr6" draw:text-style-name="P1" xml:id="id8" draw:id="id8" draw:layer="layout" svg:width="6.3cm" svg:height="2.5cm" svg:x="1.3cm" svg:y="21.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1.8cm" svg:y1="19.95cm" svg:x2="14.8cm" svg:y2="20.8cm" draw:start-shape="id6" draw:start-glue-point="7" draw:end-shape="id7" draw:end-glue-point="0" svg:d="M11800 19950h3000v850" svg:viewBox="0 0 3001 851">
          <text:p text:style-name="P1">TAK</text:p>
        </draw:connector>
        <draw:connector draw:style-name="gr7" draw:text-style-name="P2" draw:layer="layout" svg:x1="7.5cm" svg:y1="19.95cm" svg:x2="5.238cm" svg:y2="21.6cm" draw:start-shape="id6" draw:start-glue-point="5" draw:end-shape="id8" draw:end-glue-point="4" svg:d="M7500 19950h-2262v1650" svg:viewBox="0 0 2263 1651">
          <text:p text:style-name="P1">NIE</text:p>
        </draw:connector>
        <draw:custom-shape draw:style-name="gr8" draw:text-style-name="P1" xml:id="id10" draw:id="id10" draw:layer="layout" svg:width="8.9cm" svg:height="2.3cm" svg:x="0.7cm" svg:y="25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6.2cm" svg:height="2.6cm" svg:x="11.7cm" svg:y="20.8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6.2cm" svg:height="2.8cm" svg:x="11.7cm" svg:y="23.6cm">
          <text:p text:style-name="P1">I = i +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9cm" svg:y1="25cm" svg:x2="9.65cm" svg:y2="18.2cm" draw:start-shape="id9" draw:start-glue-point="1" draw:end-shape="id6" draw:end-glue-point="4" svg:d="M17900 25000h501v-7301h-8751v501" svg:viewBox="0 0 8752 7302">
          <text:p/>
        </draw:connector>
        <draw:connector draw:style-name="gr4" draw:text-style-name="P2" draw:layer="layout" draw:type="line" svg:x1="4.45cm" svg:y1="24.1cm" svg:x2="5.15cm" svg:y2="25.1cm" draw:start-shape="id8" draw:start-glue-point="8" draw:end-shape="id10" draw:end-glue-point="4" svg:d="M4450 24100l700 1000" svg:viewBox="0 0 7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2:04:48.831534939</meta:creation-date>
    <meta:generator>LibreOffice/6.0.7.3$Linux_X86_64 LibreOffice_project/00m0$Build-3</meta:generator>
    <dc:date>2019-11-14T12:34:10.647346428</dc:date>
    <meta:editing-duration>PT18M43S</meta:editing-duration>
    <meta:editing-cycles>1</meta:editing-cycles>
    <meta:document-statistic meta:object-count="19"/>
  </office:meta>
</office:document-meta>
</file>